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ntendendo a Diferença nos Tamanhos dos Binários</text:p>
      <text:p text:style-name="P1"/>
      <text:p text:style-name="P1">A diferença radical no tamanho (459KB vs 756 bytes) ocorre por causa de como o `vasmm68k_mot` e a combinação `vasm68k + objcopy` tratam o endereçamento e a geração do binário final.</text:p>
      <text:p text:style-name="P1"/>
      <text:p text:style-name="P1">## Explicação Técnica Detalhada</text:p>
      <text:p text:style-name="P1"/>
      <text:p text:style-name="P1">### 1. Comando Problemático (`vasmm68k_mot -Fbin`)</text:p>
      <text:p text:style-name="P1">```bash</text:p>
      <text:p text:style-name="P1">vasmm68k_mot -Fbin -L monitor.lst -o monitor.bin monV1.asm</text:p>
      <text:p text:style-name="P1">```</text:p>
      <text:p text:style-name="P1"/>
      <text:p text:style-name="P1">**O que acontece:**</text:p>
      <text:p text:style-name="P1">- O parâmetro `-Fbin` gera um binário "raw" (cru) que tenta mapear **diretamente o espaço de endereçamento completo**</text:p>
      <text:p text:style-name="P1">- Se seu código tem qualquer referência a endereços altos (como suas variáveis em `$70000`), o assembler:</text:p>
      <text:p text:style-name="P1"><text:s text:c="2"/>1. Calcula o endereço final necessário</text:p>
      <text:p text:style-name="P1"><text:s text:c="2"/>2. Gera um arquivo que cobre **todos os endereços desde $0 até o último endereço referenciado**</text:p>
      <text:p text:style-name="P1"><text:s text:c="2"/>3. Preenche com zeros todo o espaço intermediário</text:p>
      <text:p text:style-name="P1"/>
      <text:p text:style-name="P1">**Resultado:**</text:p>
      <text:p text:style-name="P1">- Se sua última referência for em `$70000` (458.752 em decimal), você obtém um arquivo de ~459KB</text:p>
      <text:p text:style-name="P1">- Apenas alguns KB no início contêm código real, o resto é preenchimento</text:p>
      <text:p text:style-name="P1"/>
      <text:p text:style-name="P1">### 2. Comando Eficiente (`vasm68k + objcopy`)</text:p>
      <text:p text:style-name="P1">```bash</text:p>
      <text:p text:style-name="P1">vasm68k -Felf -o monitor.o monV1.asm</text:p>
      <text:p text:style-name="P1">m68k-elf-objcopy -O binary monitor.o monitor.bin</text:p>
      <text:p text:style-name="P1">```</text:p>
      <text:p text:style-name="P1"/>
      <text:p text:style-name="P1">**Por que funciona melhor:**</text:p>
      <text:p text:style-name="P1">1. `-Felf` gera um arquivo objeto ELF (formato estruturado) que:</text:p>
      <text:p text:style-name="P1"><text:s text:c="3"/>- Mantém as seções de código e dados separadas</text:p>
      <text:p text:style-name="P1"><text:s text:c="3"/>- Registra os endereços, mas não faz preenchimento desnecessário</text:p>
      <text:p text:style-name="P1"/>
      <text:p text:style-name="P1">2. O `objcopy` quando convertendo para binário:</text:p>
      <text:p text:style-name="P1"><text:s text:c="3"/>- Remove toda informação de debug/seções não essenciais</text:p>
      <text:p text:style-name="P1"><text:s text:c="3"/>- Compacta apenas as seções carregáveis</text:p>
      <text:p text:style-name="P1"><text:s text:c="3"/>- Não tenta mapear todo o espaço de endereçamento</text:p>
      <text:p text:style-name="P1"/>
      <text:p text:style-name="P1">**Resultado:**</text:p>
      <text:p text:style-name="P1">- Arquivo binário contém apenas o código/dados reais</text:p>
      <text:p text:style-name="P1">- Tamanho final reflete apenas o que é efetivamente necessário</text:p>
      <text:p text:style-name="P1"/>
      <text:p text:style-name="P1">## Solução Permanente</text:p>
      <text:p text:style-name="P1"/>
      <text:p text:style-name="P1">### Opção 1: Continue usando o método ELF + objcopy</text:p>
      <text:p text:style-name="P1">```bash</text:p>
      <text:p text:style-name="P1">vasm68k -Felf -o monitor.o monV1.asm</text:p>
      <text:p text:style-name="P1">m68k-elf-objcopy -O binary monitor.o monitor.bin</text:p>
      <text:p text:style-name="P1">```</text:p>
      <text:p text:style-name="P1"/>
      <text:p text:style-name="P1">### Opção 2: Modifique seu Makefile para usar `-Fbin` corretamente</text:p>
      <text:p text:style-name="P1">Adicione esta diretiva no início do seu assembly:</text:p>
      <text:p text:style-name="P1"><text:soft-page-break/>```assembly</text:p>
      <text:p text:style-name="P1"><text:s text:c="4"/>ORG $00001000 <text:s text:c="6"/>; Define um endereço inicial baixo</text:p>
      <text:p text:style-name="P1"><text:s text:c="4"/>SECTION code <text:s text:c="7"/>; Força tudo para uma seção compacta</text:p>
      <text:p text:style-name="P1">```</text:p>
      <text:p text:style-name="P1"/>
      <text:p text:style-name="P1">E compile com:</text:p>
      <text:p text:style-name="P1">```bash</text:p>
      <text:p text:style-name="P1">vasmm68k_mot -Fbin -nosym -L monitor.lst -o monitor.bin monV1.asm</text:p>
      <text:p text:style-name="P1">```</text:p>
      <text:p text:style-name="P1"/>
      <text:p text:style-name="P1">### Opção 3: Use chaves específicas no vasm</text:p>
      <text:p text:style-name="P1">```bash</text:p>
      <text:p text:style-name="P1">vasmm68k_mot -Fbin -spaces -nosym -L monitor.lst -o monitor.bin monV1.asm</text:p>
      <text:p text:style-name="P1">```</text:p>
      <text:p text:style-name="P1"/>
      <text:p text:style-name="P1">## Verificação Final</text:p>
      <text:p text:style-name="P1">Para confirmar que nada foi perdido, compare os binários:</text:p>
      <text:p text:style-name="P1">```bash</text:p>
      <text:p text:style-name="P1">hexdump -C monitor.bin | less <text:s/># Verifique se começa com código válido</text:p>
      <text:p text:style-name="P1">m68k-elf-objdump -D monitor.o <text:s/># Veja o desassembly completo</text:p>
      <text:p text:style-name="P1">```</text:p>
      <text:p text:style-name="P1"/>
      <text:p text:style-name="P1">O binário de 756 bytes está correto - contém todo seu código, sem os MB de preenchimento desnecessário que o `-Fbin` puro estava geran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7:50:33.216636239</meta:creation-date>
    <dc:date>2025-07-25T17:51:00.646188589</dc:date>
    <meta:editing-duration>PT28S</meta:editing-duration>
    <meta:editing-cycles>1</meta:editing-cycles>
    <meta:document-statistic meta:table-count="0" meta:image-count="0" meta:object-count="0" meta:page-count="2" meta:paragraph-count="59" meta:word-count="409" meta:character-count="2648" meta:non-whitespace-character-count="2254"/>
    <meta:generator>LibreOffice/24.2.7.2$Linux_X86_64 LibreOffice_project/420$Build-2</meta:generator>
  </office:meta>
</office:document-meta>
</file>